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ozpięty na ramionach,</text:span><text:span text:style-name="T2"><text:line-break/></text:span><text:span text:style-name="T1">Jak sokół na niebie.</text:span><text:span text:style-name="T2"><text:line-break/></text:span><text:span text:style-name="T1">Chrystusie, Synu Boga,</text:span><text:span text:style-name="T2"><text:line-break/></text:span><text:span text:style-name="T1">Spójrz proszę na zie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1. Na ruchliwe ulice,</text:span><text:span text:style-name="T1"><text:line-break/></text:span><text:span text:style-name="T1">Zabieganych ludzi.</text:span><text:span text:style-name="T1"><text:line-break/></text:span><text:span text:style-name="T1">Gdy dzień </text:span><text:span text:style-name="T1">się już kończy,</text:span><text:span text:style-name="T1"><text:line-break/></text:span><text:span text:style-name="T1">A ranek się budzi.</text:span><text:span text:style-name="T1"><text:line-break/></text:span><text:span text:style-name="T1">Uśmiechnij się przyjaźnie</text:span><text:span text:style-name="T1"><text:line-break/></text:span><text:span text:style-name="T1">Z wysokiego krzyża.</text:span><text:span text:style-name="T1"><text:line-break/></text:span><text:span text:style-name="T1">Do ciężko pracujących,</text:span><text:span text:style-name="T1"><text:line-break/></text:span><text:span text:style-name="T1">Których głód poniż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ozpięty na ramionach,</text:span><text:span text:style-name="T2"><text:line-break/></text:span><text:span text:style-name="T1">Jak sokół na niebie.</text:span><text:span text:style-name="T2"><text:line-break/></text:span><text:span text:style-name="T1">Chrystusie, Synu Boga,</text:span><text:span text:style-name="T2"><text:line-break/></text:span><text:span text:style-name="T1">Spójrz proszę na zie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ociesz zrozpaczonych,</text:span><text:span text:style-name="T1"><text:line-break/></text:span><text:span text:style-name="T1">chleba daj głodującym.</text:span><text:span text:style-name="T1"><text:line-break/></text:span><text:span text:style-name="T1">Modlących się wysłuchaj</text:span><text:span text:style-name="T1"><text:line-break/></text:span><text:span text:style-name="T1">wybacz umierającym.</text:span><text:span text:style-name="T1"><text:line-break/></text:span><text:span text:style-name="T1">Spójrz cierpienia sokole</text:span><text:span text:style-name="T2"><text:line-break/></text:span><text:span text:style-name="T1">na wszechświat, na ziemię.</text:span><text:span text:style-name="T1"><text:line-break/></text:span><text:span text:style-name="T1">Na cichy ciemny Kościół,</text:span><text:span text:style-name="T2"><text:line-break/></text:span><text:span text:style-name="T1">dziecko wzywające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ozpięty na ramionach,</text:span><text:span text:style-name="T2"><text:line-break/></text:span><text:span text:style-name="T1">Jak sokół na niebie.</text:span><text:span text:style-name="T2"><text:line-break/></text:span><text:span text:style-name="T1">Chrystusie, Synu Boga,</text:span><text:span text:style-name="T2"><text:line-break/></text:span><text:span text:style-name="T1">Spójrz proszę na zie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3. A gdy będziesz </text:span><text:span text:style-name="T1">nas sądził,</text:span><text:span text:style-name="T1"><text:line-break/></text:span><text:span text:style-name="T1">Boskie Miłosierdzie.</text:span><text:span text:style-name="T1"><text:line-break/></text:span><text:span text:style-name="T1">Prosimy, Twoje dzieci,</text:span><text:span text:style-name="T1"><text:line-break/></text:span><text:span text:style-name="T1">nie sądź na miarę s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ozpięty na ramionach,</text:span><text:span text:style-name="T2"><text:line-break/></text:span><text:span text:style-name="T1">Jak sokół na niebie.</text:span><text:span text:style-name="T2"><text:line-break/></text:span><text:span text:style-name="T1">Chrystusie, Synu Boga,</text:span><text:span text:style-name="T2"><text:line-break/></text:span><text:span text:style-name="T1">Spójrz proszę na zie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4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3-09T14:41:40</meta:creation-date>
    <dc:creator>Rafał Talacha</dc:creator>
    <dc:date>2009-01-27T16:08:17</dc:date>
    <dc:language>pl-PL</dc:language>
    <meta:editing-cycles>6</meta:editing-cycles>
    <meta:editing-duration>PT13M47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